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10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How to start an online business in 2024 and some lucrative ideas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start-online-business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Reasons Why Email Marketing Is So Important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Marketing Strategy: What It Is, How It Works, How To Create One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The ultimate guide to lead generation software + how to use it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7 lead generation strategies to grow your business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Lead nurturing best practices: the ultimate guide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lead-nurturing-tips-make-easier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How to grow your email list in 2024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table:number-columns-repeated="2"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best-ways-grow-email-lis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use-personalization-boost-sales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use-personalization-boost-sales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What is PPC for small business + how it benefits your business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need-ppc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small-business-need-ppc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 comprehensive SEO guide for small businesses</text:p>
          </table:table-cell>
          <table:table-cell table:number-columns-repeated="4"/>
          <table:table-cell office:value-type="string" calcext:value-type="string">
            <text:p>https://www.web.com/blog/small-business-seo-guide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7 marketing strategies to target teen audience effectively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uccessful-way-market-to-teens</text:p>
          </table:table-cell>
          <table:table-cell table:number-columns-repeated="2"/>
          <table:table-cell office:value-type="string" calcext:value-type="string">
            <text:p>https://www.web.com/blog/successful-way-market-to-teens/</text:p>
          </table:table-cell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3" office:value-type="string" calcext:value-type="string">
            <text:p>GTM-PHMVZRTG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d-misurazione </text:p>
          </table:table-cell>
          <table:table-cell office:value-type="string" calcext:value-type="string">
            <text:p>G-41G2MLR34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d-stram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style-name="ce4" office:value-type="string" calcext:value-type="string">
            <text:p>Non sono stati ancora ricevuti dati dal tuo sito web.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19">00/00/0000</text:date>, <text:time style:data-style-name="N2" text:time-value="13:17:43.589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1-19T13:34:28.607000000</dc:date>
    <meta:editing-duration>PT8H24M55S</meta:editing-duration>
    <meta:editing-cycles>17</meta:editing-cycles>
    <meta:generator>LibreOffice/7.2.0.4$Windows_X86_64 LibreOffice_project/9a9c6381e3f7a62afc1329bd359cc48accb6435b</meta:generator>
    <meta:document-statistic meta:table-count="1" meta:cell-count="61" meta:object-count="0"/>
  </office:meta>
</office:document-meta>
</file>